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5mm"/>
    </style:style>
    <style:style style:name="Table3.B" style:family="table-column">
      <style:table-column-properties style:column-width="35mm"/>
    </style:style>
    <style:style style:name="Table3.D" style:family="table-column">
      <style:table-column-properties style:column-width="34.93m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3" style:family="table-cell">
      <style:table-cell-properties style:vertical-align="middle" fo:padding="0.97mm" fo:border="none"/>
    </style:style>
    <style:style style:name="Table3.B3" style:family="table-cell">
      <style:table-cell-properties style:vertical-align="middle" fo:padding="0.97mm" fo:border="none"/>
    </style:style>
    <style:style style:name="Table3.C3" style:family="table-cell">
      <style:table-cell-properties style:vertical-align="middle" fo:padding="0.97mm" fo:border="none"/>
    </style:style>
    <style:style style:name="Table3.D3" style:family="table-cell">
      <style:table-cell-properties style:vertical-align="middle" fo:padding="0.97mm" fo:border="none"/>
    </style:style>
    <style:style style:name="Table3.A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5" style:family="table-cell">
      <style:table-cell-properties style:vertical-align="middle" fo:padding="0.97mm" fo:border="none"/>
    </style:style>
    <style:style style:name="Table3.B5" style:family="table-cell">
      <style:table-cell-properties style:vertical-align="middle" fo:padding="0.97mm" fo:border="none"/>
    </style:style>
    <style:style style:name="Table3.C5" style:family="table-cell">
      <style:table-cell-properties style:vertical-align="middle" fo:padding="0.97mm" fo:border="none"/>
    </style:style>
    <style:style style:name="Table3.D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9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9" style:family="table-cell" style:data-style-name="N0">
      <style:table-cell-properties style:vertical-align="middle" fo:background-color="transparent" fo:padding="0.97mm" fo:border="none">
        <style:background-image/>
      </style:table-cell-properties>
    </style:style>
    <style:style style:name="Table3.A10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0" style:family="table-cell" style:data-style-name="N0">
      <style:table-cell-properties style:vertical-align="middle" fo:background-color="#e6e6ff" fo:padding="0.97mm" fo:border="none">
        <style:background-image/>
      </style:table-cell-properties>
    </style:style>
    <style:style style:name="Table3.A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5mm"/>
    </style:style>
    <style:style style:name="Table1.B" style:family="table-column">
      <style:table-column-properties style:column-width="52.49mm"/>
    </style:style>
    <style:style style:name="Table1.C" style:family="table-column">
      <style:table-column-properties style:column-width="52.42m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B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5" style:family="table-cell">
      <style:table-cell-properties fo:background-color="#e6e6ff" fo:padding="0.97mm" fo:border="none">
        <style:background-image/>
      </style:table-cell-properties>
    </style:style>
    <style:style style:name="Table1.B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49mm"/>
    </style:style>
    <style:style style:name="Table2.B" style:family="table-column">
      <style:table-column-properties style:column-width="53.11mm"/>
    </style:style>
    <style:style style:name="Table2.C" style:family="table-column">
      <style:table-column-properties style:column-width="52.32m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2.B6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RST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ST.A" style:family="table-column">
      <style:table-column-properties style:column-width="68.79mm"/>
    </style:style>
    <style:style style:name="RST.B" style:family="table-column">
      <style:table-column-properties style:column-width="50.73mm"/>
    </style:style>
    <style:style style:name="RST.C" style:family="table-column">
      <style:table-column-properties style:column-width="50.39mm"/>
    </style:style>
    <style:style style:name="RST.A1" style:family="table-cell">
      <style:table-cell-properties fo:background-color="#ffcc00" fo:padding="0.97mm" fo:border="none">
        <style:background-image/>
      </style:table-cell-properties>
    </style:style>
    <style:style style:name="RST.A2" style:family="table-cell">
      <style:table-cell-properties fo:background-color="transparent" fo:padding="0.97mm" fo:border="none">
        <style:background-image/>
      </style:table-cell-properties>
    </style:style>
    <style:style style:name="RST.A3" style:family="table-cell">
      <style:table-cell-properties fo:background-color="#e6e6ff" fo:padding="0.97mm" fo:border="none">
        <style:background-image/>
      </style:table-cell-properties>
    </style:style>
    <style:style style:name="RST.28" style:family="table-row">
      <style:table-row-properties fo:background-color="transparent" fo:keep-together="auto">
        <style:background-image/>
      </style:table-row-properties>
    </style:style>
    <style:style style:name="RST.A28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5f_body">
      <style:text-properties fo:font-size="10.5pt" fo:font-style="italic"/>
    </style:style>
    <style:style style:name="P3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4" style:family="paragraph" style:parent-style-name="table_5f_body">
      <style:text-properties officeooo:rsid="000b4f50" officeooo:paragraph-rsid="000b4f50"/>
    </style:style>
    <style:style style:name="P5" style:family="paragraph" style:parent-style-name="table_5f_body">
      <style:text-properties officeooo:rsid="000c8484" officeooo:paragraph-rsid="0011a75f"/>
    </style:style>
    <style:style style:name="P6" style:family="paragraph" style:parent-style-name="table_5f_body">
      <style:text-properties officeooo:rsid="000f1ece" officeooo:paragraph-rsid="000f1ec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5f_header">
      <style:paragraph-properties fo:hyphenation-ladder-count="6"/>
      <style:text-properties fo:hyphenate="true" fo:hyphenation-remain-char-count="2" fo:hyphenation-push-char-count="2"/>
    </style:style>
    <style:style style:name="P9" style:family="paragraph" style:parent-style-name="table_5f_header">
      <style:paragraph-properties fo:text-align="start" style:justify-single-word="false" fo:hyphenation-ladder-count="6"/>
      <style:text-properties fo:hyphenate="true" fo:hyphenation-remain-char-count="2" fo:hyphenation-push-char-count="2"/>
    </style:style>
    <style:style style:name="P10" style:family="paragraph" style:parent-style-name="Default_5f_ntt">
      <style:text-properties fo:font-size="10.5pt"/>
    </style:style>
    <style:style style:name="P11" style:family="paragraph" style:parent-style-name="Default_5f_ntt">
      <style:paragraph-properties fo:text-align="center" style:justify-single-word="false"/>
      <style:text-properties fo:font-size="10.5pt"/>
    </style:style>
    <style:style style:name="P12" style:family="paragraph" style:parent-style-name="Default_5f_ntt">
      <style:paragraph-properties fo:text-align="justify" style:justify-single-word="false"/>
      <style:text-properties fo:font-size="10.5pt"/>
    </style:style>
    <style:style style:name="P13" style:family="paragraph" style:parent-style-name="Default_5f_ntt">
      <style:paragraph-properties fo:text-align="start" style:justify-single-word="false"/>
      <style:text-properties fo:font-size="10.5pt"/>
    </style:style>
    <style:style style:name="P14" style:family="paragraph" style:parent-style-name="Default_5f_ntt">
      <style:paragraph-properties fo:text-align="start" style:justify-single-word="false"/>
    </style:style>
    <style:style style:name="P15" style:family="paragraph" style:parent-style-name="table_5f_body_5f_centered">
      <style:text-properties officeooo:paragraph-rsid="0011a75f"/>
    </style:style>
    <style:style style:name="P16" style:family="paragraph" style:parent-style-name="table_5f_body_5f_centered">
      <style:text-properties fo:font-size="10.5pt" fo:font-style="italic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table_5f_body_5f_centered">
      <style:text-properties officeooo:rsid="0016658e" officeooo:paragraph-rsid="0016658e"/>
    </style:style>
    <style:style style:name="T1" style:family="text">
      <style:text-properties fo:font-size="10.5pt"/>
    </style:style>
    <style:style style:name="T2" style:family="text">
      <style:text-properties fo:font-size="10.5pt"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8f8f1"/>
    </style:style>
    <style:style style:name="T5" style:family="text">
      <style:text-properties officeooo:rsid="000a0d40"/>
    </style:style>
    <style:style style:name="T6" style:family="text">
      <style:text-properties officeooo:rsid="00100ea3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48978192" text:id="ct48978192">
          <text:insertion>
            <office:change-info>
              <dc:creator>Denis Kotlar</dc:creator>
              <dc:date>2016-06-03T10:50:00</dc:date>
            </office:change-info>
          </text:insertion>
        </text:changed-region>
        <text:changed-region xml:id="ct48979936" text:id="ct48979936">
          <text:insertion>
            <office:change-info>
              <dc:creator>Denis Kotlar</dc:creator>
              <dc:date>2016-06-03T10:50:00</dc:date>
            </office:change-info>
          </text:insertion>
        </text:changed-region>
        <text:changed-region xml:id="ct48981376" text:id="ct48981376">
          <text:insertion>
            <office:change-info>
              <dc:creator>Denis Kotlar</dc:creator>
              <dc:date>2016-06-03T10:51:00</dc:date>
            </office:change-info>
          </text:insertion>
        </text:changed-region>
        <text:changed-region xml:id="ct49008992" text:id="ct49008992">
          <text:insertion>
            <office:change-info>
              <dc:creator>Denis Kotlar</dc:creator>
              <dc:date>2016-06-03T10:36:00</dc:date>
            </office:change-info>
          </text:insertion>
        </text:changed-region>
        <text:changed-region xml:id="ct68629424" text:id="ct68629424">
          <text:insertion>
            <office:change-info>
              <dc:creator>Denis Kotlar</dc:creator>
              <dc:date>2016-06-03T17:20:00</dc:date>
            </office:change-info>
          </text:insertion>
        </text:changed-region>
        <text:changed-region xml:id="ct49032160" text:id="ct49032160">
          <text:insertion>
            <office:change-info>
              <dc:creator>Denis Kotlar</dc:creator>
              <dc:date>2016-06-03T10:28:00</dc:date>
            </office:change-info>
          </text:insertion>
        </text:changed-region>
        <text:changed-region xml:id="ct67141440" text:id="ct67141440">
          <text:insertion>
            <office:change-info>
              <dc:creator>Denis Kotlar</dc:creator>
              <dc:date>2016-06-03T10:29:00</dc:date>
            </office:change-info>
          </text:insertion>
        </text:changed-region>
        <text:changed-region xml:id="ct48921728" text:id="ct48921728">
          <text:insertion>
            <office:change-info>
              <dc:creator>Denis Kotlar</dc:creator>
              <dc:date>2016-06-03T10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2359548611115700226" text:style-name="Outline">
        <text:list-item>
          <text:h text:style-name="P17" text:outline-level="1"><text:bookmark-start text:name="__RefHeading__16431_1553892307"/>Parameters and settings<text:bookmark-end text:name="__RefHeading__16431_1553892307"/></text:h>
          <text:list>
            <text:list-item>
              <text:h text:style-name="Heading_20_2" text:outline-level="2"><text:bookmark text:name="programming_parameters"/><text:bookmark-start text:name="__RefHeading__19397_1941500089"/>Programming parameters<text:bookmark-end text:name="__RefHeading__19397_1941500089"/></text:h>
            </text:list-item>
          </text:list>
        </text:list-item>
      </text:list>
      <text:p text:style-name="Standard">The PSU firmware could be used to control channels with various characteristics. For example voltage range could be from 0 to 30 V, 0 to 40 V or 0 to 50 V and current range could vary from 0 to 3.12 A, <text:span text:style-name="T4">0 to 4.16 A or</text:span> 0 to 5 A. It’s also possible to mix two channels with different voltage and current ranges e.<text:span text:style-name="T4">g.</text:span> 0 – 40 V/0 – 5 A and 0 – 50 V/0 – 3.12 A. Use <text:a xlink:type="simple" xlink:href="http://www.envox.hr/eez/bench-power-supply/psu-scpi-reference-manual/psu-scpi-common-command-reference.html#idn" text:style-name="Internet_20_link" text:visited-style-name="Visited_20_Internet_20_Link">*IDN?</text:a> command to find out what channels are defined in the firmware. </text:p>
      <text:list xml:id="list172030084599318" text:continue-numbering="true" text:style-name="Outline">
        <text:list-item>
          <text:list>
            <text:list-item>
              <text:list>
                <text:list-item>
                  <text:h text:style-name="Heading_20_3" text:outline-level="3">Voltage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9">Programming range / <text:span text:style-name="T3">Model</text:span></text:p>
          </table:table-cell>
          <table:table-cell table:style-name="Table3.A1" office:value-type="string">
            <text:p text:style-name="P8">0 – 30 V / <text:span text:style-name="T3">30</text:span></text:p>
          </table:table-cell>
          <table:table-cell table:style-name="Table3.A1" office:value-type="string">
            <text:p text:style-name="P8">0 – 40 V / <text:span text:style-name="T3">40</text:span></text:p>
          </table:table-cell>
          <table:table-cell table:style-name="Table3.A1" office:value-type="string">
            <text:p text:style-name="P8">0 – 50 V / 50</text:p>
          </table:table-cell>
        </table:table-row>
        <table:table-row>
          <table:table-cell table:style-name="Table3.A14" office:value-type="string">
            <text:p text:style-name="Default_5f_ntt">MAXimum [V]</text:p>
          </table:table-cell>
          <table:table-cell table:style-name="Table3.C14" office:value-type="string">
            <text:p text:style-name="P7">30</text:p>
          </table:table-cell>
          <table:table-cell table:style-name="Table3.C14" office:value-type="string">
            <text:p text:style-name="P7">40</text:p>
          </table:table-cell>
          <table:table-cell table:style-name="Table3.D14" office:value-type="string">
            <text:p text:style-name="P7">50</text:p>
          </table:table-cell>
        </table:table-row>
        <table:table-row>
          <table:table-cell table:style-name="Table3.A5" office:value-type="string">
            <text:p text:style-name="Default_5f_ntt">MINimum [V]</text:p>
          </table:table-cell>
          <table:table-cell table:style-name="Table3.C5" office:value-type="string">
            <text:p text:style-name="P7">0</text:p>
          </table:table-cell>
          <table:table-cell table:style-name="Table3.C5" office:value-type="string">
            <text:p text:style-name="P7">0</text:p>
          </table:table-cell>
          <table:table-cell table:style-name="Table3.D5" office:value-type="string">
            <text:p text:style-name="P7">0</text:p>
          </table:table-cell>
        </table:table-row>
        <table:table-row>
          <table:table-cell table:style-name="Table3.A14" office:value-type="string">
            <text:p text:style-name="Default_5f_ntt">DEFault [V]</text:p>
          </table:table-cell>
          <table:table-cell table:style-name="Table3.C14" office:value-type="string">
            <text:p text:style-name="P7">0</text:p>
          </table:table-cell>
          <table:table-cell table:style-name="Table3.C14" office:value-type="string">
            <text:p text:style-name="P7">0</text:p>
          </table:table-cell>
          <table:table-cell table:style-name="Table3.D14" office:value-type="string">
            <text:p text:style-name="P7">0</text:p>
          </table:table-cell>
        </table:table-row>
        <table:table-row>
          <table:table-cell table:style-name="Table3.A5" office:value-type="string">
            <text:p text:style-name="Default_5f_ntt">Value after *RST or *TST?</text:p>
          </table:table-cell>
          <table:table-cell table:style-name="Table3.C5" office:value-type="string">
            <text:p text:style-name="P7">0</text:p>
          </table:table-cell>
          <table:table-cell table:style-name="Table3.C5" office:value-type="string">
            <text:p text:style-name="P7">0</text:p>
          </table:table-cell>
          <table:table-cell table:style-name="Table3.D5" office:value-type="string">
            <text:p text:style-name="P7">0</text:p>
          </table:table-cell>
        </table:table-row>
        <table:table-row>
          <table:table-cell table:style-name="Table3.A14" office:value-type="string">
            <text:p text:style-name="P14">STEP MINimum [V]</text:p>
          </table:table-cell>
          <table:table-cell table:style-name="Table3.C14" office:value-type="string">
            <text:p text:style-name="P7">10m</text:p>
          </table:table-cell>
          <table:table-cell table:style-name="Table3.C14" office:value-type="string">
            <text:p text:style-name="P7">10m</text:p>
          </table:table-cell>
          <table:table-cell table:style-name="Table3.D14" office:value-type="string">
            <text:p text:style-name="P7">10m</text:p>
          </table:table-cell>
        </table:table-row>
        <table:table-row>
          <table:table-cell table:style-name="Table3.A13" office:value-type="string">
            <text:p text:style-name="P14">STEP MAXimum [V]</text:p>
          </table:table-cell>
          <table:table-cell table:style-name="Table3.C13" office:value-type="string">
            <text:p text:style-name="P7">5</text:p>
          </table:table-cell>
          <table:table-cell table:style-name="Table3.C13" office:value-type="string">
            <text:p text:style-name="P7">5</text:p>
          </table:table-cell>
          <table:table-cell table:style-name="Table3.D13" office:value-type="string">
            <text:p text:style-name="P7">5</text:p>
          </table:table-cell>
        </table:table-row>
        <table:table-row>
          <table:table-cell table:style-name="Table3.A14" office:value-type="string">
            <text:p text:style-name="P14">STEP DEFault [V] </text:p>
          </table:table-cell>
          <table:table-cell table:style-name="Table3.C14" office:value-type="string">
            <text:p text:style-name="P7">100m</text:p>
          </table:table-cell>
          <table:table-cell table:style-name="Table3.C14" office:value-type="string">
            <text:p text:style-name="P7">100m</text:p>
          </table:table-cell>
          <table:table-cell table:style-name="Table3.D14" office:value-type="string">
            <text:p text:style-name="P7">100m</text:p>
          </table:table-cell>
        </table:table-row>
        <table:table-row>
          <table:table-cell table:style-name="Table3.A13" office:value-type="string">
            <text:p text:style-name="P13">PROTection DELay MINimum [s]</text:p>
          </table:table-cell>
          <table:table-cell table:style-name="Table3.B9" office:value-type="float" office:value="0">
            <text:p text:style-name="P7">0</text:p>
          </table:table-cell>
          <table:table-cell table:style-name="Table3.B9" office:value-type="float" office:value="0">
            <text:p text:style-name="P7">0</text:p>
          </table:table-cell>
          <table:table-cell table:style-name="Table3.B9" office:value-type="float" office:value="0">
            <text:p text:style-name="P7">0</text:p>
          </table:table-cell>
        </table:table-row>
        <table:table-row>
          <table:table-cell table:style-name="Table3.A14" office:value-type="string">
            <text:p text:style-name="P13">PROTection DELay MAXimum [s]</text:p>
          </table:table-cell>
          <table:table-cell table:style-name="Table3.B10" office:value-type="float" office:value="10">
            <text:p text:style-name="P7">10</text:p>
          </table:table-cell>
          <table:table-cell table:style-name="Table3.B10" office:value-type="float" office:value="10">
            <text:p text:style-name="P7">10</text:p>
          </table:table-cell>
          <table:table-cell table:style-name="Table3.B10" office:value-type="float" office:value="10">
            <text:p text:style-name="P7">10</text:p>
          </table:table-cell>
        </table:table-row>
        <table:table-row>
          <table:table-cell table:style-name="Table3.A13" office:value-type="string">
            <text:p text:style-name="P13">PROTection DELay DEFault [s]</text:p>
          </table:table-cell>
          <table:table-cell table:style-name="Table3.C13" office:value-type="string">
            <text:p text:style-name="P7">5m</text:p>
          </table:table-cell>
          <table:table-cell table:style-name="Table3.C13" office:value-type="string">
            <text:p text:style-name="P7">5m</text:p>
          </table:table-cell>
          <table:table-cell table:style-name="Table3.D13" office:value-type="string">
            <text:p text:style-name="P7">5m</text:p>
          </table:table-cell>
        </table:table-row>
        <table:table-row>
          <table:table-cell table:style-name="Table3.A14" office:value-type="string">
            <text:p text:style-name="P13">CALibration VALue MINimum[V]</text:p>
          </table:table-cell>
          <table:table-cell table:style-name="Table3.C14" office:value-type="string">
            <text:p text:style-name="P7">0.2</text:p>
          </table:table-cell>
          <table:table-cell table:style-name="Table3.C14" office:value-type="string">
            <text:p text:style-name="P7">0.2</text:p>
          </table:table-cell>
          <table:table-cell table:style-name="Table3.D14" office:value-type="string">
            <text:p text:style-name="P7">0.2</text:p>
          </table:table-cell>
        </table:table-row>
        <table:table-row>
          <table:table-cell table:style-name="Table3.A13" office:value-type="string">
            <text:p text:style-name="P13">CALibration VALue MIDdle[V]</text:p>
          </table:table-cell>
          <table:table-cell table:style-name="Table3.C13" office:value-type="string">
            <text:p text:style-name="P7">14.1</text:p>
          </table:table-cell>
          <table:table-cell table:style-name="Table3.C13" office:value-type="string">
            <text:p text:style-name="P7">19.1</text:p>
          </table:table-cell>
          <table:table-cell table:style-name="Table3.D13" office:value-type="string">
            <text:p text:style-name="P7">24.1</text:p>
          </table:table-cell>
        </table:table-row>
        <table:table-row>
          <table:table-cell table:style-name="Table3.A14" office:value-type="string">
            <text:p text:style-name="P13">CALibration VALue MAXimum[V]</text:p>
          </table:table-cell>
          <table:table-cell table:style-name="Table3.C14" office:value-type="string">
            <text:p text:style-name="P7">28</text:p>
          </table:table-cell>
          <table:table-cell table:style-name="Table3.C14" office:value-type="string">
            <text:p text:style-name="P7">38</text:p>
          </table:table-cell>
          <table:table-cell table:style-name="Table3.D14" office:value-type="string">
            <text:p text:style-name="P7">48</text:p>
          </table:table-cell>
        </table:table-row>
      </table:table>
      <text:list xml:id="list172029179275132" text:continue-numbering="true" text:style-name="Outline">
        <text:list-item>
          <text:list>
            <text:list-item>
              <text:list>
                <text:list-item>
                  <text:h text:style-name="Heading_20_3" text:outline-level="3">Curren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Programming range / <text:span text:style-name="T3">Model</text:span></text:p>
          </table:table-cell>
          <table:table-cell table:style-name="Table1.A1" office:value-type="string">
            <text:p text:style-name="P8">0 – 3.12 <text:span text:style-name="T5">A</text:span> / <text:span text:style-name="T3">03</text:span></text:p>
          </table:table-cell>
          <table:table-cell table:style-name="Table1.A1" office:value-type="string">
            <text:p text:style-name="P8">0 – 5 A / <text:span text:style-name="T3">05</text:span></text:p>
          </table:table-cell>
        </table:table-row>
        <table:table-row table:style-name="Table1.1">
          <table:table-cell table:style-name="Table1.A2" office:value-type="string">
            <text:p text:style-name="P10">MAXimum [A]</text:p>
          </table:table-cell>
          <table:table-cell table:style-name="Table1.B2" office:value-type="string">
            <text:p text:style-name="P11">3.12</text:p>
          </table:table-cell>
          <table:table-cell table:style-name="Table1.B2" office:value-type="string">
            <text:p text:style-name="P11">5</text:p>
          </table:table-cell>
        </table:table-row>
        <table:table-row>
          <table:table-cell table:style-name="Table1.A5" office:value-type="string">
            <text:p text:style-name="Default_5f_ntt">MINimum<text:span text:style-name="T1"> [A]</text:span></text:p>
          </table:table-cell>
          <table:table-cell table:style-name="Table1.B5" office:value-type="string">
            <text:p text:style-name="P7">0</text:p>
          </table:table-cell>
          <table:table-cell table:style-name="Table1.C5" office:value-type="string">
            <text:p text:style-name="P7">0</text:p>
          </table:table-cell>
        </table:table-row>
        <table:table-row table:style-name="Table1.1">
          <table:table-cell table:style-name="Table1.A2" office:value-type="string">
            <text:p text:style-name="P12">DEFault [A]</text:p>
          </table:table-cell>
          <table:table-cell table:style-name="Table1.B2" office:value-type="string">
            <text:p text:style-name="P11">0</text:p>
          </table:table-cell>
          <table:table-cell table:style-name="Table1.B2" office:value-type="string">
            <text:p text:style-name="P11">0</text:p>
          </table:table-cell>
        </table:table-row>
        <table:table-row>
          <table:table-cell table:style-name="Table1.A5" office:value-type="string">
            <text:p text:style-name="Default_5f_ntt">Value after *RST or *TST?</text:p>
          </table:table-cell>
          <table:table-cell table:style-name="Table1.B5" office:value-type="string">
            <text:p text:style-name="P7">0</text:p>
          </table:table-cell>
          <table:table-cell table:style-name="Table1.C5" office:value-type="string">
            <text:p text:style-name="P7">0</text:p>
          </table:table-cell>
        </table:table-row>
        <table:table-row table:style-name="Table1.1">
          <table:table-cell table:style-name="Table1.A2" office:value-type="string">
            <text:p text:style-name="P13">STEP and STEP MINimum [A]</text:p>
          </table:table-cell>
          <table:table-cell table:style-name="Table1.B2" office:value-type="string">
            <text:p text:style-name="P11">10m</text:p>
          </table:table-cell>
          <table:table-cell table:style-name="Table1.B2" office:value-type="string">
            <text:p text:style-name="P11">10m</text:p>
          </table:table-cell>
        </table:table-row>
        <table:table-row table:style-name="Table1.1">
          <table:table-cell table:style-name="Table1.A7" office:value-type="string">
            <text:p text:style-name="P13">STEP MAXimum [A]</text:p>
          </table:table-cell>
          <table:table-cell table:style-name="Table1.B7" office:value-type="string">
            <text:p text:style-name="P11">1</text:p>
          </table:table-cell>
          <table:table-cell table:style-name="Table1.B7" office:value-type="string">
            <text:p text:style-name="P11">1</text:p>
          </table:table-cell>
        </table:table-row>
        <table:table-row table:style-name="Table1.1">
          <table:table-cell table:style-name="Table1.A2" office:value-type="string">
            <text:p text:style-name="P13">STEP DEFault [A]</text:p>
          </table:table-cell>
          <table:table-cell table:style-name="Table1.B2" office:value-type="string">
            <text:p text:style-name="P11">50m</text:p>
          </table:table-cell>
          <table:table-cell table:style-name="Table1.B2" office:value-type="string">
            <text:p text:style-name="P11">50m</text:p>
          </table:table-cell>
        </table:table-row>
        <table:table-row table:style-name="Table1.1">
          <table:table-cell table:style-name="Table1.A7" office:value-type="string">
            <text:p text:style-name="P13">PROTection DELay MINimum [s]</text:p>
          </table:table-cell>
          <table:table-cell table:style-name="Table1.B9" office:value-type="float" office:value="0">
            <text:p text:style-name="P11">0</text:p>
          </table:table-cell>
          <table:table-cell table:style-name="Table1.B9" office:value-type="float" office:value="0">
            <text:p text:style-name="P11">0</text:p>
          </table:table-cell>
        </table:table-row>
        <table:table-row table:style-name="Table1.1">
          <table:table-cell table:style-name="Table1.A2" office:value-type="string">
            <text:p text:style-name="P13">PROTection DELay MAXimum [s]</text:p>
          </table:table-cell>
          <table:table-cell table:style-name="Table1.B10" office:value-type="float" office:value="10">
            <text:p text:style-name="P11">10</text:p>
          </table:table-cell>
          <table:table-cell table:style-name="Table1.B10" office:value-type="float" office:value="10">
            <text:p text:style-name="P11">10</text:p>
          </table:table-cell>
        </table:table-row>
        <table:table-row table:style-name="Table1.1">
          <table:table-cell table:style-name="Table1.A7" office:value-type="string">
            <text:p text:style-name="P13">PROTection DELay DEFault [s]</text:p>
          </table:table-cell>
          <table:table-cell table:style-name="Table1.B7" office:value-type="string">
            <text:p text:style-name="P11">20m</text:p>
          </table:table-cell>
          <table:table-cell table:style-name="Table1.B7" office:value-type="string">
            <text:p text:style-name="P11">20m</text:p>
          </table:table-cell>
        </table:table-row>
        <table:table-row table:style-name="Table1.1">
          <table:table-cell table:style-name="Table1.A2" office:value-type="string">
            <text:p text:style-name="P13">CALibration VALue MINimum[A]</text:p>
          </table:table-cell>
          <table:table-cell table:style-name="Table1.B2" office:value-type="string">
            <text:p text:style-name="P7">50m</text:p>
          </table:table-cell>
          <table:table-cell table:style-name="Table1.B2" office:value-type="string">
            <text:p text:style-name="P7">50m</text:p>
          </table:table-cell>
        </table:table-row>
        <table:table-row table:style-name="Table1.1">
          <table:table-cell table:style-name="Table1.A7" office:value-type="string">
            <text:p text:style-name="P13">CALibration VALue MIDdle[A]</text:p>
          </table:table-cell>
          <table:table-cell table:style-name="Table1.B7" office:value-type="string">
            <text:p text:style-name="P7">1.525</text:p>
          </table:table-cell>
          <table:table-cell table:style-name="Table1.B7" office:value-type="string">
            <text:p text:style-name="P7">2.425</text:p>
          </table:table-cell>
        </table:table-row>
        <table:table-row table:style-name="Table1.1">
          <table:table-cell table:style-name="Table1.A2" office:value-type="string">
            <text:p text:style-name="P13">CALibration VALue MAXimum[A]</text:p>
          </table:table-cell>
          <table:table-cell table:style-name="Table1.B2" office:value-type="string">
            <text:p text:style-name="P7">3</text:p>
          </table:table-cell>
          <table:table-cell table:style-name="Table1.B2" office:value-type="string">
            <text:p text:style-name="P7">4.8</text:p>
          </table:table-cell>
        </table:table-row>
      </table:table>
      <text:list xml:id="list172028664234033" text:continue-numbering="true" text:style-name="Outline">
        <text:list-item>
          <text:list>
            <text:list-item>
              <text:list>
                <text:list-item>
                  <text:h text:style-name="Heading_20_3" text:outline-level="3">Power</text:h>
                </text:list-item>
              </text:list>
            </text:list-item>
          </text:list>
        </text:list-item>
      </text:list>
      <text:p text:style-name="Standard">The total number of possible combinations for power parameters are 6 of which two typical examples are stated below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9">Programming range / <text:span text:style-name="T3">Model example</text:span></text:p>
          </table:table-cell>
          <table:table-cell table:style-name="Table2.A1" office:value-type="string">
            <text:p text:style-name="P8">0 – 50 V, 0 – 3.12 <text:span text:style-name="T5">A</text:span> / <text:span text:style-name="T3">05/03</text:span></text:p>
          </table:table-cell>
          <table:table-cell table:style-name="Table2.A1" office:value-type="string">
            <text:p text:style-name="P8"><text:s text:c="2"/>0 – 40 V, 0 – 5 A / <text:span text:style-name="T3">40/05</text:span></text:p>
          </table:table-cell>
        </table:table-row>
        <table:table-row table:style-name="Table2.1">
          <table:table-cell table:style-name="Table2.A2" office:value-type="string">
            <text:p text:style-name="P13">MINimum [W]</text:p>
          </table:table-cell>
          <table:table-cell table:style-name="Table2.B2" office:value-type="string">
            <text:p text:style-name="P11">5</text:p>
          </table:table-cell>
          <table:table-cell table:style-name="Table2.B2" office:value-type="string">
            <text:p text:style-name="P11">10</text:p>
          </table:table-cell>
        </table:table-row>
        <table:table-row table:style-name="Table2.1">
          <table:table-cell table:style-name="Table2.A3" office:value-type="string">
            <text:p text:style-name="P13">DEFault [W]</text:p>
          </table:table-cell>
          <table:table-cell table:style-name="Table2.B3" office:value-type="string">
            <text:p text:style-name="P11">100</text:p>
          </table:table-cell>
          <table:table-cell table:style-name="Table2.B3" office:value-type="string">
            <text:p text:style-name="P11">150</text:p>
          </table:table-cell>
        </table:table-row>
        <table:table-row table:style-name="Table2.1">
          <table:table-cell table:style-name="Table2.A2" office:value-type="string">
            <text:p text:style-name="P13">MAXimum [W]</text:p>
          </table:table-cell>
          <table:table-cell table:style-name="Table2.B2" office:value-type="string">
            <text:p text:style-name="P11">150</text:p>
          </table:table-cell>
          <table:table-cell table:style-name="Table2.B2" office:value-type="string">
            <text:p text:style-name="P11">160</text:p>
          </table:table-cell>
        </table:table-row>
        <table:table-row table:style-name="Table2.1">
          <table:table-cell table:style-name="Table2.A3" office:value-type="string">
            <text:p text:style-name="P13">PROTection LEVel DEFault [W]</text:p>
          </table:table-cell>
          <table:table-cell table:style-name="Table2.B3" office:value-type="string">
            <text:p text:style-name="P11">100</text:p>
          </table:table-cell>
          <table:table-cell table:style-name="Table2.B3" office:value-type="string">
            <text:p text:style-name="P11">150</text:p>
          </table:table-cell>
        </table:table-row>
        <table:table-row table:style-name="Table2.1">
          <table:table-cell table:style-name="Table2.A2" office:value-type="string">
            <text:p text:style-name="P13">PROTection DELay MINimum [s]</text:p>
          </table:table-cell>
          <table:table-cell table:style-name="Table2.B6" office:value-type="float" office:value="1">
            <text:p text:style-name="P11">1</text:p>
          </table:table-cell>
          <table:table-cell table:style-name="Table2.B6" office:value-type="float" office:value="1">
            <text:p text:style-name="P11">1</text:p>
          </table:table-cell>
        </table:table-row>
        <table:table-row table:style-name="Table2.1">
          <table:table-cell table:style-name="Table2.A3" office:value-type="string">
            <text:p text:style-name="P13">PROTection DELay MAXimum [s]</text:p>
          </table:table-cell>
          <table:table-cell table:style-name="Table2.B7" office:value-type="float" office:value="300">
            <text:p text:style-name="P11">300</text:p>
          </table:table-cell>
          <table:table-cell table:style-name="Table2.B7" office:value-type="float" office:value="300">
            <text:p text:style-name="P11">300</text:p>
          </table:table-cell>
        </table:table-row>
        <table:table-row table:style-name="Table2.1">
          <table:table-cell table:style-name="Table2.A2" office:value-type="string">
            <text:p text:style-name="P13">PROTection DELay DEFault [s]</text:p>
          </table:table-cell>
          <table:table-cell table:style-name="Table2.B2" office:value-type="string">
            <text:p text:style-name="P11">10</text:p>
          </table:table-cell>
          <table:table-cell table:style-name="Table2.B2" office:value-type="string">
            <text:p text:style-name="P11">10</text:p>
          </table:table-cell>
        </table:table-row>
      </table:table>
      <text:list xml:id="list172028334878287" text:continue-numbering="true" text:style-name="Outline">
        <text:list-item>
          <text:list>
            <text:list-item>
              <text:h text:style-name="Heading_20_2" text:outline-level="2"><text:bookmark text:name="reset_settings"/><text:bookmark-start text:name="__RefHeading__20221_1650922369"/>Reset Settings (*RST)<text:bookmark-end text:name="__RefHeading__20221_1650922369"/></text:h>
            </text:list-item>
          </text:list>
        </text:list-item>
      </text:list>
      <text:p text:style-name="P1">At power-on or after execution of the <text:a xlink:type="simple" xlink:href="http://www.envox.hr/eez/bench-power-supply/psu-scpi-reference-manual/psu-scpi-common-command-reference.html#rst" text:style-name="Internet_20_link" text:visited-style-name="Visited_20_Internet_20_Link">*RST</text:a> common command, device settings will be set to states that are listed in the table that follows. See also the <text:a xlink:type="simple" xlink:href="http://www.envox.hr/eez/bench-power-supply/psu-scpi-reference-manual/psu-scpi-subsystem-command-reference/psu-scpi-memory.html#mem_stat_rec_auto" text:style-name="Internet_20_link" text:visited-style-name="Visited_20_Internet_20_Link">MEMory:STATe:RECall:AUTO</text:a> command.</text:p>
      <text:p text:style-name="P1"/>
      <table:table table:name="RST" table:style-name="RST">
        <table:table-column table:style-name="RST.A"/>
        <table:table-column table:style-name="RST.B"/>
        <table:table-column table:style-name="RST.C"/>
        <table:table-row>
          <table:table-cell table:style-name="RST.A1" office:value-type="string">
            <text:p text:style-name="table_5f_header">Command</text:p>
          </table:table-cell>
          <table:table-cell table:style-name="RST.A1" office:value-type="string">
            <text:p text:style-name="table_5f_header">Power on</text:p>
          </table:table-cell>
          <table:table-cell table:style-name="RST.A1" office:value-type="string">
            <text:p text:style-name="table_5f_header">*RST</text:p>
          </table:table-cell>
        </table:table-row>
        <table:table-row>
          <table:table-cell table:style-name="RST.A2" office:value-type="string">
            <text:p text:style-name="table_5f_body">*ESE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>
          <table:table-cell table:style-name="RST.A3" office:value-type="string">
            <text:p text:style-name="table_5f_body">*ESR</text:p>
          </table:table-cell>
          <table:table-cell table:style-name="RST.A3" office:value-type="string">
            <text:p text:style-name="table_5f_body_5f_centered">0</text:p>
          </table:table-cell>
          <table:table-cell table:style-name="RST.A3" office:value-type="string">
            <text:p text:style-name="table_5f_body_5f_centered">Not affected</text:p>
          </table:table-cell>
        </table:table-row>
        <table:table-row>
          <table:table-cell table:style-name="RST.A2" office:value-type="string">
            <text:p text:style-name="table_5f_body">*SRE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>
          <table:table-cell table:style-name="RST.A3" office:value-type="string">
            <text:p text:style-name="table_5f_body">*STB?</text:p>
          </table:table-cell>
          <table:table-cell table:style-name="RST.A3" office:value-type="string">
            <text:p text:style-name="table_5f_body_5f_centered">0</text:p>
          </table:table-cell>
          <table:table-cell table:style-name="RST.A3" office:value-type="string">
            <text:p text:style-name="table_5f_body_5f_centered">???</text:p>
          </table:table-cell>
        </table:table-row>
        <table:table-row>
          <table:table-cell table:style-name="RST.A2" office:value-type="string">
            <text:p text:style-name="table_5f_body">CAL[:MODE]</text:p>
          </table:table-cell>
          <table:table-cell table:style-name="RST.A2" table:number-columns-spanned="2" office:value-type="string">
            <text:p text:style-name="table_5f_body_5f_centered">OFF</text:p>
          </table:table-cell>
          <table:covered-table-cell/>
        </table:table-row>
        <table:table-row>
          <table:table-cell table:style-name="RST.A3" office:value-type="string">
            <text:p text:style-name="table_5f_body">CAL:STAT</text:p>
          </table:table-cell>
          <table:table-cell table:style-name="RST.A3" table:number-columns-spanned="2" office:value-type="string">
            <text:p text:style-name="table_5f_body">ON if valid calibrating data for both voltage and current exists in the non-volatile memory, otherwise OFF.</text:p>
          </table:table-cell>
          <table:covered-table-cell/>
        </table:table-row>
        <table:table-row>
          <table:table-cell table:style-name="RST.A2" office:value-type="string">
            <text:p text:style-name="table_5f_body">INST:NSEL</text:p>
          </table:table-cell>
          <table:table-cell table:style-name="RST.A2" office:value-type="string">
            <text:p text:style-name="table_5f_body_5f_centered">Power down state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>
          <table:table-cell table:style-name="RST.A3" office:value-type="string">
            <text:p text:style-name="table_5f_body">INST:SEL</text:p>
          </table:table-cell>
          <table:table-cell table:style-name="RST.A3" office:value-type="string">
            <text:p text:style-name="table_5f_body_5f_centered">Power down state</text:p>
          </table:table-cell>
          <table:table-cell table:style-name="RST.A3" office:value-type="string">
            <text:p text:style-name="table_5f_body_5f_centered">Not affected</text:p>
          </table:table-cell>
        </table:table-row>
        <table:table-row>
          <table:table-cell table:style-name="RST.A2" office:value-type="string">
            <text:p text:style-name="table_5f_body">OUTP[:STAT]</text:p>
          </table:table-cell>
          <table:table-cell table:style-name="RST.A2" office:value-type="string">
            <text:p text:style-name="table_5f_body_5f_centered">Power down state</text:p>
          </table:table-cell>
          <table:table-cell table:style-name="RST.A2" office:value-type="string">
            <text:p text:style-name="table_5f_body_5f_centered">OFF</text:p>
          </table:table-cell>
        </table:table-row>
        <table:table-row>
          <table:table-cell table:style-name="RST.A2" office:value-type="string">
            <text:p text:style-name="table_5f_body">[SOUR[n]]:CURR</text:p>
          </table:table-cell>
          <table:table-cell table:style-name="RST.A2" office:value-type="string">
            <text:p text:style-name="table_5f_body_5f_centered">Power down state</text:p>
          </table:table-cell>
          <table:table-cell table:style-name="RST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RST.A3" office:value-type="string">
            <text:p text:style-name="table_5f_body">[SOUR[n]]:CURR:PROT:DEL</text:p>
          </table:table-cell>
          <table:table-cell table:style-name="RST.A3" office:value-type="string">
            <text:p text:style-name="table_5f_body_5f_centered">Power down state</text:p>
          </table:table-cell>
          <table:table-cell table:style-name="RST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RST.A2" office:value-type="string">
            <text:p text:style-name="table_5f_body">[SOUR[n]]:CURR:PROT:STAT</text:p>
          </table:table-cell>
          <table:table-cell table:style-name="RST.A2" office:value-type="string">
            <text:p text:style-name="table_5f_body_5f_centered">Power down state</text:p>
          </table:table-cell>
          <table:table-cell table:style-name="RST.A2" office:value-type="string">
            <text:p text:style-name="table_5f_body_5f_centered">OFF</text:p>
          </table:table-cell>
        </table:table-row>
        <table:table-row>
          <table:table-cell table:style-name="RST.A3" office:value-type="string">
            <text:p text:style-name="table_5f_body">[SOUR[n]]:CURR:PROT:TRIP?</text:p>
          </table:table-cell>
          <table:table-cell table:style-name="RST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RST.A2" office:value-type="string">
            <text:p text:style-name="table_5f_body">[SOUR[n]]:CURR:STEP</text:p>
          </table:table-cell>
          <table:table-cell table:style-name="RST.A2" office:value-type="string">
            <text:p text:style-name="table_5f_body_5f_centered">Power down state</text:p>
          </table:table-cell>
          <table:table-cell table:style-name="RST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RST.A3" office:value-type="string">
            <text:p text:style-name="P5"><text:change-start text:change-id="ct48978192"/>[SOUR[&lt;n&gt;]]:LRIP:<text:span text:style-name="T6">AUTO</text:span><text:change-end text:change-id="ct48978192"/></text:p>
          </table:table-cell>
          <table:table-cell table:style-name="RST.A3" office:value-type="string">
            <text:p text:style-name="P15"><text:change-start text:change-id="ct48979936"/>Power down state<text:change-end text:change-id="ct48979936"/></text:p>
          </table:table-cell>
          <table:table-cell table:style-name="RST.A3" office:value-type="string">
            <text:p text:style-name="P15"><text:change-start text:change-id="ct48981376"/>Not affected<text:change-end text:change-id="ct48981376"/></text:p>
          </table:table-cell>
        </table:table-row>
        <table:table-row>
          <table:table-cell table:style-name="RST.A2" office:value-type="string">
            <text:p text:style-name="table_5f_body">[SOUR[n]]:POW:PROT[:LEV]</text:p>
          </table:table-cell>
          <table:table-cell table:style-name="RST.A2" office:value-type="string">
            <text:p text:style-name="table_5f_body_5f_centered">Power down state</text:p>
          </table:table-cell>
          <table:table-cell table:style-name="RST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RST.A3" office:value-type="string">
            <text:p text:style-name="table_5f_body">[SOUR[n]]:POW:PROT:DEL</text:p>
          </table:table-cell>
          <table:table-cell table:style-name="RST.A3" office:value-type="string">
            <text:p text:style-name="table_5f_body_5f_centered">Power down state</text:p>
          </table:table-cell>
          <table:table-cell table:style-name="RST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RST.A2" office:value-type="string">
            <text:p text:style-name="table_5f_body">[SOUR[n]]:POW:PROT:STAT</text:p>
          </table:table-cell>
          <table:table-cell table:style-name="RST.A2" office:value-type="string">
            <text:p text:style-name="table_5f_body_5f_centered">Power down state</text:p>
          </table:table-cell>
          <table:table-cell table:style-name="RST.A2" office:value-type="string">
            <text:p text:style-name="table_5f_body_5f_centered">ON</text:p>
          </table:table-cell>
        </table:table-row>
        <table:table-row>
          <table:table-cell table:style-name="RST.A3" office:value-type="string">
            <text:p text:style-name="table_5f_body">[SOUR[n]]:POW:PROT:TRIP?</text:p>
          </table:table-cell>
          <table:table-cell table:style-name="RST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RST.A2" office:value-type="string">
            <text:p text:style-name="table_5f_body">[SOUR[n]]:VOLT</text:p>
          </table:table-cell>
          <table:table-cell table:style-name="RST.A2" office:value-type="string">
            <text:p text:style-name="table_5f_body_5f_centered">Power down state</text:p>
          </table:table-cell>
          <table:table-cell table:style-name="RST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RST.A3" office:value-type="string">
            <text:p text:style-name="P6"><text:change-start text:change-id="ct49008992"/>[SOUR[&lt;n&gt;]]:VOLT:PROG[:SOUR]<text:change-end text:change-id="ct49008992"/></text:p>
          </table:table-cell>
          <table:table-cell table:style-name="RST.A3" table:number-columns-spanned="2" office:value-type="string">
            <text:p text:style-name="P18"><text:change-start text:change-id="ct68629424"/>INT<text:change-end text:change-id="ct68629424"/></text:p>
          </table:table-cell>
          <table:covered-table-cell/>
        </table:table-row>
        <table:table-row>
          <table:table-cell table:style-name="RST.A2" office:value-type="string">
            <text:p text:style-name="table_5f_body">[SOUR[n]]:VOLT:PROT:DEL</text:p>
          </table:table-cell>
          <table:table-cell table:style-name="RST.A2" office:value-type="string">
            <text:p text:style-name="table_5f_body_5f_centered">Power down state</text:p>
          </table:table-cell>
          <table:table-cell table:style-name="RST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RST.A3" office:value-type="string">
            <text:p text:style-name="table_5f_body">[SOUR[n]]:VOLT:PROT:STAT</text:p>
          </table:table-cell>
          <table:table-cell table:style-name="RST.A3" office:value-type="string">
            <text:p text:style-name="table_5f_body_5f_centered">Power down state</text:p>
          </table:table-cell>
          <table:table-cell table:style-name="RST.A3" office:value-type="string">
            <text:p text:style-name="table_5f_body_5f_centered">OFF</text:p>
          </table:table-cell>
        </table:table-row>
        <table:table-row>
          <table:table-cell table:style-name="RST.A2" office:value-type="string">
            <text:p text:style-name="table_5f_body">[SOUR[n]]:VOLT:PROT:TRIP?</text:p>
          </table:table-cell>
          <table:table-cell table:style-name="RST.A2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RST.A3" office:value-type="string">
            <text:p text:style-name="table_5f_body">[SOUR[n]]:VOLT:STEP</text:p>
          </table:table-cell>
          <table:table-cell table:style-name="RST.A3" office:value-type="string">
            <text:p text:style-name="table_5f_body_5f_centered">Power down state</text:p>
          </table:table-cell>
          <table:table-cell table:style-name="RST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RST.A2" office:value-type="string">
            <text:p text:style-name="P4"><text:change-start text:change-id="ct49032160"/>[SOUR[&lt;n&gt;]]:VOLT:SENS[:SOUR]<text:change-end text:change-id="ct49032160"/></text:p>
          </table:table-cell>
          <table:table-cell table:style-name="RST.A2" office:value-type="string">
            <text:p text:style-name="P18"><text:change-start text:change-id="ct67141440"/>Power down state<text:change-end text:change-id="ct67141440"/></text:p>
          </table:table-cell>
          <table:table-cell table:style-name="RST.A2" office:value-type="string">
            <text:p text:style-name="table_5f_body_5f_centered"><text:change-start text:change-id="ct48921728"/>OFF<text:change-end text:change-id="ct48921728"/></text:p>
          </table:table-cell>
        </table:table-row>
        <table:table-row table:style-name="RST.28">
          <table:table-cell table:style-name="RST.A28" office:value-type="string">
            <text:p text:style-name="P2">STAT:OPER[:EVEN]</text:p>
          </table:table-cell>
          <table:table-cell table:style-name="RST.A28" office:value-type="string">
            <text:p text:style-name="P16">0</text:p>
          </table:table-cell>
          <table:table-cell table:style-name="RST.A28" office:value-type="string">
            <text:p text:style-name="P16">Not affected</text:p>
          </table:table-cell>
        </table:table-row>
        <table:table-row>
          <table:table-cell table:style-name="RST.A2" office:value-type="string">
            <text:p text:style-name="table_5f_body">STAT:OPER:COND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ext:soft-page-break/>
        <table:table-row table:style-name="RST.28">
          <table:table-cell table:style-name="RST.A28" office:value-type="string">
            <text:p text:style-name="P2">STAT:OPER:ENAB</text:p>
          </table:table-cell>
          <table:table-cell table:style-name="RST.A28" office:value-type="string">
            <text:p text:style-name="P16">0</text:p>
          </table:table-cell>
          <table:table-cell table:style-name="RST.A28" office:value-type="string">
            <text:p text:style-name="P16">Not affected</text:p>
          </table:table-cell>
        </table:table-row>
        <table:table-row>
          <table:table-cell table:style-name="RST.A2" office:value-type="string">
            <text:p text:style-name="table_5f_body">STAT:OPER:INST[:EVEN]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 table:style-name="RST.28">
          <table:table-cell table:style-name="RST.A28" office:value-type="string">
            <text:p text:style-name="P2">STAT:OPER:INST:COND</text:p>
          </table:table-cell>
          <table:table-cell table:style-name="RST.A28" office:value-type="string">
            <text:p text:style-name="P16">0</text:p>
          </table:table-cell>
          <table:table-cell table:style-name="RST.A28" office:value-type="string">
            <text:p text:style-name="P16">Not affected</text:p>
          </table:table-cell>
        </table:table-row>
        <table:table-row>
          <table:table-cell table:style-name="RST.A2" office:value-type="string">
            <text:p text:style-name="table_5f_body">STAT:OPER:INST:ENAB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 table:style-name="RST.28">
          <table:table-cell table:style-name="RST.A28" office:value-type="string">
            <text:p text:style-name="P2">STAT:OPER:INST:ISUM[:EVEN]</text:p>
          </table:table-cell>
          <table:table-cell table:style-name="RST.A28" office:value-type="string">
            <text:p text:style-name="P16">0</text:p>
          </table:table-cell>
          <table:table-cell table:style-name="RST.A28" office:value-type="string">
            <text:p text:style-name="P16">Not affected</text:p>
          </table:table-cell>
        </table:table-row>
        <table:table-row>
          <table:table-cell table:style-name="RST.A2" office:value-type="string">
            <text:p text:style-name="table_5f_body">STAT:OPER:INST:ISUM:COND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 table:style-name="RST.28">
          <table:table-cell table:style-name="RST.A28" office:value-type="string">
            <text:p text:style-name="P2">STAT:OPER:INST:ISUM:ENAB</text:p>
          </table:table-cell>
          <table:table-cell table:style-name="RST.A28" office:value-type="string">
            <text:p text:style-name="P16">0</text:p>
          </table:table-cell>
          <table:table-cell table:style-name="RST.A28" office:value-type="string">
            <text:p text:style-name="P16">Not affected</text:p>
          </table:table-cell>
        </table:table-row>
        <table:table-row>
          <table:table-cell table:style-name="RST.A2" office:value-type="string">
            <text:p text:style-name="P3">STAT:QUES[:EVEN]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 table:style-name="RST.28">
          <table:table-cell table:style-name="RST.A28" office:value-type="string">
            <text:p text:style-name="P2">STAT:QUES:COND</text:p>
          </table:table-cell>
          <table:table-cell table:style-name="RST.A28" office:value-type="string">
            <text:p text:style-name="P16">0</text:p>
          </table:table-cell>
          <table:table-cell table:style-name="RST.A28" office:value-type="string">
            <text:p text:style-name="P16">Not affected</text:p>
          </table:table-cell>
        </table:table-row>
        <table:table-row>
          <table:table-cell table:style-name="RST.A2" office:value-type="string">
            <text:p text:style-name="table_5f_body">STAT:<text:span text:style-name="T2">QUES</text:span>:ENAB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 table:style-name="RST.28">
          <table:table-cell table:style-name="RST.A28" office:value-type="string">
            <text:p text:style-name="P2">STAT:QUES:INST[:EVEN]</text:p>
          </table:table-cell>
          <table:table-cell table:style-name="RST.A28" office:value-type="string">
            <text:p text:style-name="P16">0</text:p>
          </table:table-cell>
          <table:table-cell table:style-name="RST.A28" office:value-type="string">
            <text:p text:style-name="P16">Not affected</text:p>
          </table:table-cell>
        </table:table-row>
        <table:table-row>
          <table:table-cell table:style-name="RST.A2" office:value-type="string">
            <text:p text:style-name="table_5f_body">STAT:<text:span text:style-name="T2">QUES</text:span>:INST:COND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 table:style-name="RST.28">
          <table:table-cell table:style-name="RST.A28" office:value-type="string">
            <text:p text:style-name="P2">STAT:QUES:INST:ENAB</text:p>
          </table:table-cell>
          <table:table-cell table:style-name="RST.A28" office:value-type="string">
            <text:p text:style-name="P16">0</text:p>
          </table:table-cell>
          <table:table-cell table:style-name="RST.A28" office:value-type="string">
            <text:p text:style-name="P16">Not affected</text:p>
          </table:table-cell>
        </table:table-row>
        <table:table-row>
          <table:table-cell table:style-name="RST.A2" office:value-type="string">
            <text:p text:style-name="table_5f_body">STAT:<text:span text:style-name="T2">QUES</text:span>:INST:ISUM[:EVEN]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 table:style-name="RST.28">
          <table:table-cell table:style-name="RST.A28" office:value-type="string">
            <text:p text:style-name="P2">STAT:QUES:INST:ISUM:COND</text:p>
          </table:table-cell>
          <table:table-cell table:style-name="RST.A28" office:value-type="string">
            <text:p text:style-name="P16">0</text:p>
          </table:table-cell>
          <table:table-cell table:style-name="RST.A28" office:value-type="string">
            <text:p text:style-name="P16">Not affected</text:p>
          </table:table-cell>
        </table:table-row>
        <table:table-row>
          <table:table-cell table:style-name="RST.A2" office:value-type="string">
            <text:p text:style-name="table_5f_body">STAT:OPER:INST:ISUM:ENAB</text:p>
          </table:table-cell>
          <table:table-cell table:style-name="RST.A2" office:value-type="string">
            <text:p text:style-name="table_5f_body_5f_centered">0</text:p>
          </table:table-cell>
          <table:table-cell table:style-name="RST.A2" office:value-type="string">
            <text:p text:style-name="table_5f_body_5f_centered">Not affected</text:p>
          </table:table-cell>
        </table:table-row>
        <table:table-row table:style-name="RST.28">
          <table:table-cell table:style-name="RST.A28" office:value-type="string">
            <text:p text:style-name="P2">SYST:ERR:COUN?</text:p>
          </table:table-cell>
          <table:table-cell table:style-name="RST.A28" table:number-columns-spanned="2" office:value-type="string">
            <text:p text:style-name="P16">0</text:p>
          </table:table-cell>
          <table:covered-table-cell/>
        </table:table-row>
        <table:table-row>
          <table:table-cell table:style-name="RST.A2" office:value-type="string">
            <text:p text:style-name="table_5f_body">SYST:POW</text:p>
          </table:table-cell>
          <table:table-cell table:style-name="RST.A2" office:value-type="string">
            <text:p text:style-name="table_5f_body_5f_centered">Power down state</text:p>
          </table:table-cell>
          <table:table-cell table:style-name="RST.A2" office:value-type="string">
            <text:p text:style-name="table_5f_body_5f_centered">ON</text:p>
          </table:table-cell>
        </table:table-row>
        <table:table-row table:style-name="RST.28">
          <table:table-cell table:style-name="RST.A28" office:value-type="string">
            <text:p text:style-name="P2">TEMP:PROT [MAIN]</text:p>
          </table:table-cell>
          <table:table-cell table:style-name="RST.A28" office:value-type="string">
            <text:p text:style-name="P16">Power down state</text:p>
          </table:table-cell>
          <table:table-cell table:style-name="RST.A28" office:value-type="string">
            <text:p text:style-name="P16">70</text:p>
          </table:table-cell>
        </table:table-row>
        <table:table-row>
          <table:table-cell table:style-name="RST.A2" office:value-type="string">
            <text:p text:style-name="table_5f_body">TEMP:PROT:DEL</text:p>
          </table:table-cell>
          <table:table-cell table:style-name="RST.A2" office:value-type="string">
            <text:p text:style-name="table_5f_body_5f_centered">Power down state</text:p>
          </table:table-cell>
          <table:table-cell table:style-name="RST.A2" office:value-type="string">
            <text:p text:style-name="table_5f_body_5f_centered">10</text:p>
          </table:table-cell>
        </table:table-row>
        <table:table-row table:style-name="RST.28">
          <table:table-cell table:style-name="RST.A28" office:value-type="string">
            <text:p text:style-name="P2">TEMP:PROT:STAT [MAIN]</text:p>
          </table:table-cell>
          <table:table-cell table:style-name="RST.A28" office:value-type="string">
            <text:p text:style-name="P16">Power down state</text:p>
          </table:table-cell>
          <table:table-cell table:style-name="RST.A28" office:value-type="string">
            <text:p text:style-name="P16">ON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8. Parameters and setting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8.Parameters and settings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3.2$Linux_X86_64 LibreOffice_project/644e4637d1d8544fd9f56425bd6cec110e49301b</meta:generator>
    <meta:keyword>SCPI</meta:keyword>
    <meta:keyword>IEEE 488</meta:keyword>
    <meta:keyword>Remote control</meta:keyword>
    <meta:keyword>Programming reference</meta:keyword>
    <dc:title>8. Parameters and settings</dc:title>
    <meta:document-statistic meta:table-count="4" meta:image-count="0" meta:object-count="0" meta:page-count="3" meta:paragraph-count="279" meta:word-count="654" meta:character-count="3801" meta:non-whitespace-character-count="3415"/>
    <meta:user-defined meta:name="WebPublish_HTML_Profile">HTML</meta:user-defined>
    <meta:user-defined meta:name="WebPublish_Post_AdditionalCategories">9</meta:user-defined>
    <meta:user-defined meta:name="WebPublish_Post_Id">34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